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UserPanel.getProvisioning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User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User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valueChanged( ListSele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NewUser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User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User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NewUs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User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User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User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getHotpSetting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istingUsersTable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UserPanel.isUp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UserPanel.createHauskeysU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ewUser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UserPanel.getUserNorthPane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wUser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UserPanel.getExistingUser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UserPanel.createA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wUserPanel.setTriplesecAdmin( TriplesecAdmin triplesec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User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UserPanel.getUserInfo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UserPanel.createLocalU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ewUser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actionPerformed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ewUser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User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UserPanel.clear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UserPanel.getExistingUsersTab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NewUser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UserPanel.getExternalLink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UserPanel.createExternal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User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User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User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UserPanel.statusChanged( Status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istingUser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